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¿ De cuántas semanas se tiene registros en cada base de datos?</text:p>
      <text:p text:style-name="Standard">Después de limpiar los datos, buscamos el valor máximo en la columna “SEMANAS” que es de 40. </text:p>
      <text:p text:style-name="Standard"/>
      <text:p text:style-name="Standard">¿Cuántos registros por semana se tienen en cada base de datos?</text:p>
      <text:p text:style-name="Standard"/>
      <text:p text:style-name="Standard"/>
      <text:p text:style-name="Standard"/>
      <text:p text:style-name="Standard">¿Cuántos operadores se tienen registrados en cada base de datos?</text:p>
      <text:p text:style-name="Standard">Cada una de las bases de datos tienen una columna llamada operador, observamos que están numerados así consideramos cada número como un operador, distinguimos cuántos números distintos habían y notamos que eran continuos.</text:p>
      <text:p text:style-name="Standard"/>
      <text:p text:style-name="Standard">9 OPERADORES IMPRESION</text:p>
      <text:p text:style-name="Standard">63 OPERADORES SELLADO</text:p>
      <text:p text:style-name="Standard">9 OPERADORES EXTRUSION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tor Garcia</meta:initial-creator>
    <meta:creation-date>2019-10-26T17:42:32.55</meta:creation-date>
    <meta:document-statistic meta:table-count="0" meta:image-count="0" meta:object-count="0" meta:page-count="1" meta:paragraph-count="8" meta:word-count="92" meta:character-count="567"/>
    <dc:date>2019-10-27T11:54:53.95</dc:date>
    <dc:creator>Victor Garcia</dc:creator>
    <meta:editing-duration>PT1M55S</meta:editing-duration>
    <meta:editing-cycles>1</meta:editing-cycles>
    <meta:generator>OpenOffice/4.1.5$Win32 OpenOffice.org_project/415m1$Build-9789</meta:generator>
  </office:meta>
</office:document-meta>
</file>